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427cm"/>
    </style:style>
    <style:style style:name="Tabela1.B" style:family="table-column">
      <style:table-column-properties style:column-width="2.679cm"/>
    </style:style>
    <style:style style:name="Tabela1.C" style:family="table-column">
      <style:table-column-properties style:column-width="2.178cm"/>
    </style:style>
    <style:style style:name="Tabela1.D" style:family="table-column">
      <style:table-column-properties style:column-width="2.429cm"/>
    </style:style>
    <style:style style:name="Tabela1.G" style:family="table-column">
      <style:table-column-properties style:column-width="2.44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c299b" officeooo:paragraph-rsid="000c299b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c299b" officeooo:paragraph-rsid="000c299b"/>
    </style:style>
    <style:style style:name="P3" style:family="paragraph" style:parent-style-name="Standard">
      <style:paragraph-properties fo:text-align="start" style:justify-single-word="false"/>
      <style:text-properties officeooo:rsid="000c299b" officeooo:paragraph-rsid="000c299b"/>
    </style:style>
    <style:style style:name="P4" style:family="paragraph" style:parent-style-name="Standard">
      <style:paragraph-properties fo:text-align="start" style:justify-single-word="false"/>
      <style:text-properties officeooo:rsid="000c88a3" officeooo:paragraph-rsid="000c88a3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c88a3" officeooo:paragraph-rsid="000c88a3"/>
    </style:style>
    <style:style style:name="P6" style:family="paragraph" style:parent-style-name="Standard">
      <style:paragraph-properties fo:text-align="start" style:justify-single-word="false"/>
      <style:text-properties officeooo:rsid="000dc9a2" officeooo:paragraph-rsid="000dc9a2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0dc9a2" officeooo:paragraph-rsid="000dc9a2"/>
    </style:style>
    <style:style style:name="P8" style:family="paragraph" style:parent-style-name="Standard">
      <style:paragraph-properties fo:text-align="start" style:justify-single-word="false"/>
      <style:text-properties officeooo:rsid="000fd2c1" officeooo:paragraph-rsid="000fd2c1"/>
    </style:style>
    <style:style style:name="P9" style:family="paragraph" style:parent-style-name="Standard" style:list-style-name="L5">
      <style:paragraph-properties fo:text-align="start" style:justify-single-word="false"/>
      <style:text-properties officeooo:rsid="000fd2c1" officeooo:paragraph-rsid="000fd2c1"/>
    </style:style>
    <style:style style:name="P10" style:family="paragraph" style:parent-style-name="Standard" style:list-style-name="L6">
      <style:paragraph-properties fo:text-align="start" style:justify-single-word="false"/>
      <style:text-properties officeooo:rsid="000fd2c1" officeooo:paragraph-rsid="000fd2c1"/>
    </style:style>
    <style:style style:name="P11" style:family="paragraph" style:parent-style-name="Standard">
      <style:paragraph-properties fo:text-align="start" style:justify-single-word="false"/>
      <style:text-properties officeooo:rsid="001014f5" officeooo:paragraph-rsid="001014f5"/>
    </style:style>
    <style:style style:name="P12" style:family="paragraph" style:parent-style-name="Standard" style:list-style-name="L7">
      <style:paragraph-properties fo:text-align="start" style:justify-single-word="false"/>
      <style:text-properties officeooo:rsid="001110c7" officeooo:paragraph-rsid="001110c7"/>
    </style:style>
    <style:style style:name="P13" style:family="paragraph" style:parent-style-name="Standard">
      <style:paragraph-properties fo:text-align="start" style:justify-single-word="false"/>
      <style:text-properties officeooo:rsid="001110c7" officeooo:paragraph-rsid="001110c7"/>
    </style:style>
    <style:style style:name="P14" style:family="paragraph" style:parent-style-name="Standard" style:list-style-name="L8">
      <style:paragraph-properties fo:text-align="start" style:justify-single-word="false"/>
      <style:text-properties officeooo:rsid="001110c7" officeooo:paragraph-rsid="001110c7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11745a" officeooo:paragraph-rsid="0011745a"/>
    </style:style>
    <style:style style:name="P16" style:family="paragraph" style:parent-style-name="Standard">
      <style:paragraph-properties fo:text-align="start" style:justify-single-word="false"/>
      <style:text-properties officeooo:rsid="0011745a" officeooo:paragraph-rsid="0011745a"/>
    </style:style>
    <style:style style:name="P17" style:family="paragraph" style:parent-style-name="Standard">
      <style:paragraph-properties fo:text-align="center" style:justify-single-word="false"/>
      <style:text-properties fo:font-size="16pt" officeooo:rsid="000c299b" officeooo:paragraph-rsid="000c299b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4pt" officeooo:rsid="000c299b" officeooo:paragraph-rsid="000c299b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0c88a3" officeooo:paragraph-rsid="000c88a3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0dc9a2" officeooo:paragraph-rsid="000dc9a2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0dc9a2" officeooo:paragraph-rsid="000dc9a2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0fd2c1" officeooo:paragraph-rsid="000fd2c1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fd2c1" officeooo:paragraph-rsid="000fd2c1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014f5" officeooo:paragraph-rsid="001014f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110c7" officeooo:paragraph-rsid="001110c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34f80" officeooo:paragraph-rsid="00134f8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rsid="00134f80" officeooo:paragraph-rsid="00134f80"/>
    </style:style>
    <style:style style:name="P28" style:family="paragraph" style:parent-style-name="Standard" style:list-style-name="L9">
      <style:paragraph-properties fo:text-align="start" style:justify-single-word="false"/>
      <style:text-properties officeooo:rsid="00134f80" officeooo:paragraph-rsid="00134f80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start" style:justify-single-word="false"/>
      <style:text-properties officeooo:rsid="000dc9a2" officeooo:paragraph-rsid="000dc9a2"/>
    </style:style>
    <style:style style:name="P31" style:family="paragraph" style:parent-style-name="Table_20_Contents">
      <style:paragraph-properties fo:text-align="start" style:justify-single-word="false"/>
      <style:text-properties officeooo:rsid="000f5ff1" officeooo:paragraph-rsid="000f5ff1"/>
    </style:style>
    <style:style style:name="T1" style:family="text">
      <style:text-properties officeooo:rsid="000dc9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jeto MLDev</text:p>
      <text:p text:style-name="P1"/>
      <text:p text:style-name="P18">Diretrizes</text:p>
      <text:p text:style-name="P1"/>
      <text:list xml:id="list1393660063" text:style-name="L1">
        <text:list-item>
          <text:p text:style-name="P2">Ter uma renda extra;</text:p>
        </text:list-item>
        <text:list-item>
          <text:p text:style-name="P2">Diversificar as fontes de renda;</text:p>
        </text:list-item>
        <text:list-item>
          <text:p text:style-name="P2">Trabalhar nos tempos vagos de casa;</text:p>
        </text:list-item>
        <text:list-item>
          <text:p text:style-name="P2">Projeto para ter liberdade geográfica;</text:p>
        </text:list-item>
        <text:list-item>
          <text:p text:style-name="P2">Independência Financeira;</text:p>
        </text:list-item>
        <text:list-item>
          <text:p text:style-name="P2">Empreendedorismo;</text:p>
        </text:list-item>
        <text:list-item>
          <text:p text:style-name="P2">Plano Alternativo a Fonte Principal de Renda;</text:p>
        </text:list-item>
      </text:list>
      <text:p text:style-name="P1"/>
      <text:p text:style-name="P19">Objetivo para 2020 → Conseguir um projeto de frontend até o dia 31.12.2020 </text:p>
      <text:p text:style-name="P4"/>
      <text:list xml:id="list202436875" text:style-name="L2">
        <text:list-item>
          <text:p text:style-name="P5">Desenvolver até o dia 30.0<text:span text:style-name="T1">6</text:span>.2020 o site para portfólio;</text:p>
        </text:list-item>
        <text:list-item>
          <text:p text:style-name="P5">Desenvolver 6 sites até o dia 31.0<text:span text:style-name="T1">7</text:span>.2020;</text:p>
        </text:list-item>
      </text:list>
      <text:p text:style-name="P4"/>
      <text:p text:style-name="P20">Ações para alcançar os objetivos:</text:p>
      <text:p text:style-name="P6"/>
      <text:list xml:id="list3292898142" text:style-name="L3">
        <text:list-item>
          <text:p text:style-name="P7">Estudar o curso freelancer do zero ao profissional;</text:p>
        </text:list-item>
        <text:list-item>
          <text:p text:style-name="P7">Estudar Git e GitHub;</text:p>
        </text:list-item>
        <text:list-item>
          <text:p text:style-name="P7">Estudar HTML5 e CSS3;</text:p>
        </text:list-item>
        <text:list-item>
          <text:p text:style-name="P7">Estudar JavaScript;</text:p>
        </text:list-item>
        <text:list-item>
          <text:p text:style-name="P7">Praticar o desenvolvimento de Sites.</text:p>
        </text:list-item>
      </text:list>
      <text:p text:style-name="P6"/>
      <text:p text:style-name="P21">Rotina Prevista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3"/>
        <table:table-column table:style-name="Tabela1.G"/>
        <table:table-row>
          <table:table-cell table:style-name="Tabela1.A1" office:value-type="string">
            <text:p text:style-name="P30">Domingo</text:p>
          </table:table-cell>
          <table:table-cell table:style-name="Tabela1.A1" office:value-type="string">
            <text:p text:style-name="P30">Segunda-feira</text:p>
          </table:table-cell>
          <table:table-cell table:style-name="Tabela1.A1" office:value-type="string">
            <text:p text:style-name="P30">Terça-feira</text:p>
          </table:table-cell>
          <table:table-cell table:style-name="Tabela1.A1" office:value-type="string">
            <text:p text:style-name="P30">Quarta-feira</text:p>
          </table:table-cell>
          <table:table-cell table:style-name="Tabela1.A1" office:value-type="string">
            <text:p text:style-name="P30">Quinta-feira</text:p>
          </table:table-cell>
          <table:table-cell table:style-name="Tabela1.A1" office:value-type="string">
            <text:p text:style-name="P30">Sexta-feira</text:p>
          </table:table-cell>
          <table:table-cell table:style-name="Tabela1.G1" office:value-type="string">
            <text:p text:style-name="P30">Sábado</text:p>
          </table:table-cell>
        </table:table-row>
        <table:table-row>
          <table:table-cell table:style-name="Tabela1.A2" office:value-type="string">
            <text:p text:style-name="P30">Prática do DEV</text:p>
          </table:table-cell>
          <table:table-cell table:style-name="Tabela1.A2" office:value-type="string">
            <text:p text:style-name="P30">Prática do DEV</text:p>
          </table:table-cell>
          <table:table-cell table:style-name="Tabela1.A2" office:value-type="string">
            <text:p text:style-name="P30">Prática do DEV</text:p>
          </table:table-cell>
          <table:table-cell table:style-name="Tabela1.A2" office:value-type="string">
            <text:p text:style-name="P30">Prática do DEV</text:p>
          </table:table-cell>
          <table:table-cell table:style-name="Tabela1.A2" office:value-type="string">
            <text:p text:style-name="P30">Prática do DEV</text:p>
          </table:table-cell>
          <table:table-cell table:style-name="Tabela1.A2" office:value-type="string">
            <text:p text:style-name="P30">Prática do DEV</text:p>
          </table:table-cell>
          <table:table-cell table:style-name="Tabela1.G2" office:value-type="string">
            <text:p text:style-name="P30">Prática do DEV</text:p>
          </table:table-cell>
        </table:table-row>
        <table:table-row>
          <table:table-cell table:style-name="Tabela1.A2" office:value-type="string">
            <text:p text:style-name="P31">Curso Freelancer</text:p>
          </table:table-cell>
          <table:table-cell table:style-name="Tabela1.A2" office:value-type="string">
            <text:p text:style-name="P31">HTML5 E CSS3</text:p>
          </table:table-cell>
          <table:table-cell table:style-name="Tabela1.A2" office:value-type="string">
            <text:p text:style-name="P31">Git e GitHub</text:p>
          </table:table-cell>
          <table:table-cell table:style-name="Tabela1.A2" office:value-type="string">
            <text:p text:style-name="P31">JavaScript</text:p>
          </table:table-cell>
          <table:table-cell table:style-name="Tabela1.A2" office:value-type="string">
            <text:p text:style-name="P31">HTML5 E CSS3</text:p>
          </table:table-cell>
          <table:table-cell table:style-name="Tabela1.A2" office:value-type="string">
            <text:p text:style-name="P31">JavaScript</text:p>
          </table:table-cell>
          <table:table-cell table:style-name="Tabela1.G2" office:value-type="string">
            <text:p text:style-name="P31">Curso Freelancer</text:p>
          </table:table-cell>
        </table:table-row>
        <table:table-row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G2" office:value-type="string">
            <text:p text:style-name="P29"/>
          </table:table-cell>
        </table:table-row>
      </table:table>
      <text:p text:style-name="P6"/>
      <text:p text:style-name="P22">Planejamento para os meses de Abril, Maio e Junho</text:p>
      <text:p text:style-name="P8"/>
      <text:p text:style-name="P23">Curso Freelancer</text:p>
      <text:p text:style-name="P8"/>
      <text:list xml:id="list3074071240" text:style-name="L5">
        <text:list-item>
          <text:p text:style-name="P9">Estudar o Módulo 5 → Portfólio;</text:p>
        </text:list-item>
        <text:list-item>
          <text:p text:style-name="P9">Estudar o Módulo 6 → Freelancer Online: Workana;</text:p>
        </text:list-item>
        <text:list-item>
          <text:p text:style-name="P9">Estudar o Módulo 7 → Freelancer Online: 99Freelas;</text:p>
        </text:list-item>
      </text:list>
      <text:p text:style-name="P8"/>
      <text:p text:style-name="P23">HTML5 e CSS3</text:p>
      <text:p text:style-name="P8"/>
      <text:list xml:id="list2592378732" text:style-name="L6">
        <text:list-item>
          <text:p text:style-name="P10">Estudar o Livro Use a Cabeça Programação em HTML5;</text:p>
        </text:list-item>
        <text:list-item>
          <text:p text:style-name="P10">Estudar o Módulo 2 do curso HTML5 e CSS3 Nível 1;</text:p>
        </text:list-item>
        <text:list-item>
          <text:p text:style-name="P10">Estudar o Módulo 3 do curso HTML5 e CSS3 Nível 1;</text:p>
        </text:list-item>
        <text:list-item>
          <text:p text:style-name="P10">Estudar o Módulo 4 do curso HTML5 e CSS3 Nível 1;</text:p>
        </text:list-item>
        <text:list-item>
          <text:p text:style-name="P15">Estudar o MDN Web Docs</text:p>
        </text:list-item>
      </text:list>
      <text:p text:style-name="P16"/>
      <text:p text:style-name="P16"><text:soft-page-break/></text:p>
      <text:p text:style-name="P24">Git e Github</text:p>
      <text:p text:style-name="P11"/>
      <text:list xml:id="list3128519090" text:style-name="L7">
        <text:list-item>
          <text:p text:style-name="P12">Curso de Git e GitHub Ninja na Udemy→ Concluir o curso;</text:p>
          <text:p text:style-name="P12"/>
        </text:list-item>
      </text:list>
      <text:p text:style-name="P25">JavaScript</text:p>
      <text:list xml:id="list157608241" text:style-name="L8">
        <text:list-item>
          <text:p text:style-name="P14">Concluir o curso JavaScript Nível 1 → B7Web;</text:p>
        </text:list-item>
      </text:list>
      <text:p text:style-name="P13"/>
      <text:p text:style-name="P26">Prática do DEV</text:p>
      <text:p text:style-name="P27"/>
      <text:list xml:id="list1904644171" text:style-name="L9">
        <text:list-item>
          <text:p text:style-name="P28">Desenvolver layouts de site para o portfólio;</text:p>
        </text:list-item>
        <text:list-item>
          <text:p text:style-name="P28">Colocar no GitHub;</text:p>
        </text:list-item>
        <text:list-item>
          <text:p text:style-name="P28">Site para pedido de pizza;</text:p>
        </text:list-item>
        <text:list-item>
          <text:p text:style-name="P2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5:09:19.882812596</meta:creation-date>
    <dc:date>2020-03-27T16:31:38.040603114</dc:date>
    <meta:editing-duration>PT1H11M3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2" meta:paragraph-count="61" meta:word-count="288" meta:character-count="1538" meta:non-whitespace-character-count="1337"/>
  </office:meta>
</office:document-meta>
</file>